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959" officeooo:paragraph-rsid="001609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i d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23:01:51.028233494</meta:creation-date>
    <dc:date>2017-04-19T23:02:11.365398613</dc:date>
    <meta:editing-duration>PT20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5"/>
    <meta:generator>LibreOffice/5.3.1.2$Linux_X86_64 LibreOffice_project/30m0$Build-2</meta:generator>
  </office:meta>
</office:document-meta>
</file>